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4f7" officeooo:paragraph-rsid="000c54f7"/>
    </style:style>
    <style:style style:name="P2" style:family="paragraph" style:parent-style-name="Standard">
      <style:text-properties officeooo:rsid="000c54f7" officeooo:paragraph-rsid="000ddec9"/>
    </style:style>
    <style:style style:name="P3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9437" officeooo:paragraph-rsid="00129437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0c5dbf" officeooo:paragraph-rsid="000c5dbf"/>
    </style:style>
    <style:style style:name="P6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7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8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9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10" style:family="paragraph" style:parent-style-name="Standard">
      <style:text-properties fo:font-weight="normal" officeooo:rsid="00114654" officeooo:paragraph-rsid="00114654" style:font-weight-asian="normal" style:font-weight-complex="normal"/>
    </style:style>
    <style:style style:name="P11" style:family="paragraph" style:parent-style-name="Standard">
      <style:text-properties fo:font-weight="normal" officeooo:rsid="00114654" officeooo:paragraph-rsid="00129437" style:font-weight-asian="normal" style:font-weight-complex="normal"/>
    </style:style>
    <style:style style:name="P12" style:family="paragraph" style:parent-style-name="Standard">
      <style:text-properties officeooo:rsid="000ddec9" officeooo:paragraph-rsid="000ddec9"/>
    </style:style>
    <style:style style:name="P13" style:family="paragraph" style:parent-style-name="Standard">
      <style:text-properties fo:font-weight="bold" officeooo:rsid="00114654" officeooo:paragraph-rsid="00129437" style:font-weight-asian="bold" style:font-weight-complex="bold"/>
    </style:style>
    <style:style style:name="P14" style:family="paragraph" style:parent-style-name="Standard">
      <style:text-properties fo:font-size="13pt" fo:font-weight="bold" officeooo:rsid="00129437" officeooo:paragraph-rsid="00129437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780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0de177"/>
    </style:style>
    <style:style style:name="T5" style:family="text">
      <style:text-properties officeooo:rsid="00129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<text:span text:style-name="T3"/></text:p>
      <text:p text:style-name="P2"><text:span text:style-name="T3">Statically Type Language</text:span></text:p>
      <text:p text:style-name="P1"><text:span text:style-name="T3"/></text:p>
      <text:p text:style-name="P3">Statically Typed means the data type of a variable is known at the compile time. That means programmer has to specify the data type of a variable at the time of its declaration.</text:p>
      <text:p text:style-name="Standard"/>
      <text:p text:style-name="P5"><text:span text:style-name="T1">Dynamically typed Language</text:span></text:p>
      <text:p text:style-name="P5"><text:span text:style-name="T1"/></text:p>
      <text:p text:style-name="P6">Dynamically type data means interpreter assign data type the data type to a variable at runtime. There are no any per-defined data types. Types are checking at rum-time.</text:p>
      <text:p text:style-name="P6"/>
      <text:p text:style-name="P7">Java belong to statically and Dynamic type both.</text:p>
      <text:p text:style-name="P5"><text:span text:style-name="T1"/></text:p>
      <text:p text:style-name="P12"><text:span text:style-name="T1">Strongly Typed Language</text:span></text:p>
      <text:p text:style-name="P12"><text:span text:style-name="T1"/></text:p>
      <text:p text:style-name="P7">Types are Checking Strictly. It<text:span text:style-name="T4"> is necessary to specify the data type of <text:s/>a variable.</text:span></text:p>
      <text:p text:style-name="P9">Java belongs to the Strongly typed language.</text:p>
      <text:p text:style-name="P7"/>
      <text:p text:style-name="P12"><text:span text:style-name="T1"/></text:p>
      <text:p text:style-name="P12"><text:span text:style-name="T1">Loosely Typed Language</text:span></text:p>
      <text:p text:style-name="P12"><text:span text:style-name="T2"/></text:p>
      <text:p text:style-name="P8">Data types are not checking Strictly. Loosely typed data types are not strongly bound with data types.</text:p>
      <text:p text:style-name="P12"><text:span text:style-name="T1"/></text:p>
      <text:p text:style-name="P7"/>
      <text:p text:style-name="P11">2.</text:p>
      <text:p text:style-name="P13">Case Sensitive</text:p>
      <text:p text:style-name="P10"/>
      <text:p text:style-name="P10">case sensitive means characters <text:span text:style-name="T5">that </text:span>are in lower and uppercase <text:span text:style-name="T5">treated as distinct. That means distinguish small and Capital letters.</text:span></text:p>
      <text:p text:style-name="P10"/>
      <text:p text:style-name="P14">Case-Insensitive</text:p>
      <text:p text:style-name="P14"/>
      <text:p text:style-name="P4">case Insensitive means language is not be able to distinguish between Upper and Lower case versions of a let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0T23:55:45.133542016</dc:date>
    <meta:editing-duration>PT14M10S</meta:editing-duration>
    <meta:editing-cycles>4</meta:editing-cycles>
    <meta:document-statistic meta:table-count="0" meta:image-count="0" meta:object-count="0" meta:page-count="1" meta:paragraph-count="16" meta:word-count="164" meta:character-count="1000" meta:non-whitespace-character-count="851"/>
  </office:meta>
</office:document-meta>
</file>